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2.02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aries" table:style-name="ta1">
        <table:shapes>
          <draw:frame draw:z-index="0" draw:style-name="gr1" draw:text-style-name="P1" svg:width="94.51mm" svg:height="74.64mm" svg:x="120.61mm" svg:y="76.23mm">
            <draw:object draw:notify-on-update-of-ranges="Salaries.H15:Salaries.H16 Salaries.I14:Salaries.I14 Salaries.I15:Salaries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0.6mm" svg:height="76.24mm" svg:x="125.55mm" svg:y="179.56mm">
            <draw:object draw:notify-on-update-of-ranges="Salaries.I36:Salaries.P37 Salaries.H38:Salaries.H38 Salaries.I38:Salaries.P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mm" svg:height="90.04mm" svg:x="134.07mm" svg:y="303.34mm">
            <draw:object draw:notify-on-update-of-ranges="Salaries.H63:Salaries.H63 Salaries.I63:Salaries.P63 Salaries.H64:Salaries.H64 Salaries.I64:Salaries.P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4.56mm" svg:height="71.14mm" svg:x="222.26mm" svg:y="75.75mm">
            <draw:object draw:notify-on-update-of-ranges="Salaries.K14:Salaries.K14 Salaries.K15:Salaries.K16 Salaries.L14:Salaries.L14 Salaries.L15:Salaries.L16 Salaries.M14:Salaries.M14 Salaries.M15:Salaries.M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3.19mm" svg:height="78.62mm" svg:x="256.6mm" svg:y="179.56mm">
            <draw:object draw:notify-on-update-of-ranges="Salaries.H2:Salaries.H3 Salaries.I2:Salaries.P3 Salaries.H4:Salaries.H4 Salaries.I4:Salaries.P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yrs.since.phd</text:p>
          </table:table-cell>
          <table:table-cell office:value-type="string" calcext:value-type="string">
            <text:p>yrs.servic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ala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39750" calcext:value-type="float">
            <text:p>139750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Pro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sst Pro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ssoc Pro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173200" calcext:value-type="float">
            <text:p>173200</text:p>
          </table:table-cell>
          <table:table-cell table:number-columns-repeated="2"/>
          <table:table-cell table:style-name="ce1" office:value-type="string" calcext:value-type="string">
            <text:p>Male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le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le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le </text:p>
          </table:table-cell>
          <table:table-cell table:style-name="ce1"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79750" calcext:value-type="float">
            <text:p>79750</text:p>
          </table:table-cell>
          <table:table-cell/>
          <table:table-cell office:value-type="string" calcext:value-type="string">
            <text:p>Effectif</text:p>
          </table:table-cell>
          <table:table-cell table:formula="of:=COUNTIFS([.A2:.A398];[.A2];[.E2:.E398];[.E2])" office:value-type="float" office:value="248" calcext:value-type="float">
            <text:p>248</text:p>
          </table:table-cell>
          <table:table-cell table:formula="of:=COUNTIFS([.A2:.A398];[.A2];[.E2:.E398];[.E11])" office:value-type="float" office:value="18" calcext:value-type="float">
            <text:p>18</text:p>
          </table:table-cell>
          <table:table-cell table:formula="of:=COUNTIFS([.A2:.A398];[.A4];[.E2:.E398];[.E2])" office:value-type="float" office:value="56" calcext:value-type="float">
            <text:p>56</text:p>
          </table:table-cell>
          <table:table-cell table:formula="of:=COUNTIFS([.A2:.A398];[.A4];[.E2:.E398];[.E11])" office:value-type="float" office:value="11" calcext:value-type="float">
            <text:p>11</text:p>
          </table:table-cell>
          <table:table-cell table:formula="of:=COUNTIFS([.A2:.A398];[.A12];[.E2:.E398];[.E2])" office:value-type="float" office:value="54" calcext:value-type="float">
            <text:p>54</text:p>
          </table:table-cell>
          <table:table-cell table:formula="of:=COUNTIFS([.A2:.A398];[.A12];[.E2:.E398];[.E11])" office:value-type="float" office:value="10" calcext:value-type="float">
            <text:p>10</text:p>
          </table:table-cell>
          <table:table-cell table:formula="of:=SUM([.I4];[.K4];[.M4])" office:value-type="float" office:value="358" calcext:value-type="float">
            <text:p>358</text:p>
          </table:table-cell>
          <table:table-cell table:formula="of:=SUM([.J4];[.L4];[.N4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15000" calcext:value-type="float">
            <text:p>115000</text:p>
          </table:table-cell>
          <table:table-cell/>
          <table:table-cell office:value-type="string" calcext:value-type="string">
            <text:p>Discipline A</text:p>
          </table:table-cell>
          <table:table-cell table:formula="of:=COUNTIFS([.A2:.A398];[.A2];[.E2:.E398];[.E2];[.B2:.B398];[.B19])" office:value-type="float" office:value="123" calcext:value-type="float">
            <text:p>123</text:p>
          </table:table-cell>
          <table:table-cell table:formula="of:=COUNTIFS([.A2:.A398];[.A2];[.E2:.E398];[.E11];[.B2:.B398];[.B19])" office:value-type="float" office:value="8" calcext:value-type="float">
            <text:p>8</text:p>
          </table:table-cell>
          <table:table-cell table:formula="of:=COUNTIFS([.A2:.A398];[.A4];[.E2:.E398];[.E2];[.B2:.B398];[.B19])" office:value-type="float" office:value="18" calcext:value-type="float">
            <text:p>18</text:p>
          </table:table-cell>
          <table:table-cell table:formula="of:=COUNTIFS([.A2:.A398];[.A4];[.E2:.E398];[.E11];[.B2:.B398];[.B19])" office:value-type="float" office:value="6" calcext:value-type="float">
            <text:p>6</text:p>
          </table:table-cell>
          <table:table-cell table:formula="of:=COUNTIFS([.A2:.A398];[.A7];[.E2:.E398];[.E2];[.B2:.B398];[.B19])" office:value-type="float" office:value="22" calcext:value-type="float">
            <text:p>22</text:p>
          </table:table-cell>
          <table:table-cell table:formula="of:=COUNTIFS([.A2:.A398];[.A7];[.E2:.E398];[.E11];[.B2:.B398];[.B19])" office:value-type="float" office:value="4" calcext:value-type="float">
            <text:p>4</text:p>
          </table:table-cell>
          <table:table-cell table:formula="of:=SUM([.I5];[.K5];[.M5])" office:value-type="float" office:value="163" calcext:value-type="float">
            <text:p>163</text:p>
          </table:table-cell>
          <table:table-cell table:formula="of:=SUM([.J5];[.L5];[.N5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float" office:value="141500" calcext:value-type="float">
            <text:p>141500</text:p>
          </table:table-cell>
          <table:table-cell/>
          <table:table-cell office:value-type="string" calcext:value-type="string">
            <text:p>Discipline B</text:p>
          </table:table-cell>
          <table:table-cell table:formula="of:=COUNTIFS([.A2:.A398];[.A2];[.E2:.E398];[.E2];[.B2:.B398];[.B2])" office:value-type="float" office:value="125" calcext:value-type="float">
            <text:p>125</text:p>
          </table:table-cell>
          <table:table-cell table:formula="of:=COUNTIFS([.A2:.A398];[.A2];[.E2:.E398];[.E11];[.B2:.B398];[.B2])" office:value-type="float" office:value="10" calcext:value-type="float">
            <text:p>10</text:p>
          </table:table-cell>
          <table:table-cell table:formula="of:=COUNTIFS([.A2:.A398];[.A4];[.E2:.E398];[.E2];[.B2:.B398];[.B2])" office:value-type="float" office:value="38" calcext:value-type="float">
            <text:p>38</text:p>
          </table:table-cell>
          <table:table-cell table:formula="of:=COUNTIFS([.A2:.A398];[.A4];[.E2:.E398];[.E11];[.B2:.B398];[.B2])" office:value-type="float" office:value="5" calcext:value-type="float">
            <text:p>5</text:p>
          </table:table-cell>
          <table:table-cell table:formula="of:=COUNTIFS([.A2:.A398];[.A7];[.E2:.E398];[.E2];[.B2:.B398];[.B2])" office:value-type="float" office:value="32" calcext:value-type="float">
            <text:p>32</text:p>
          </table:table-cell>
          <table:table-cell table:formula="of:=COUNTIFS([.A2:.A398];[.A7];[.E2:.E398];[.E11];[.B2:.B398];[.B2])" office:value-type="float" office:value="6" calcext:value-type="float">
            <text:p>6</text:p>
          </table:table-cell>
          <table:table-cell table:formula="of:=SUM([.I6];[.K6];[.M6])" office:value-type="float" office:value="195" calcext:value-type="float">
            <text:p>195</text:p>
          </table:table-cell>
          <table:table-cell table:formula="of:=SUM([.J6];[.L6];[.N6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97000" calcext:value-type="float">
            <text:p>97000</text:p>
          </table:table-cell>
          <table:table-cell/>
          <table:table-cell office:value-type="string" calcext:value-type="string">
            <text:p>yrs.service (moyenne)</text:p>
          </table:table-cell>
          <table:table-cell table:formula="of:=ORG.LIBREOFFICE.ROUNDSIG(AVERAGEIFS([.D2:.D398];[.A2:.A398];[.A2];[.E2:.E398];[.E2]);4)" office:value-type="float" office:value="23.23" calcext:value-type="float">
            <text:p>23,23</text:p>
          </table:table-cell>
          <table:table-cell table:formula="of:=ORG.LIBREOFFICE.ROUNDSIG(AVERAGEIFS([.D2:.D398];[.A2:.A398];[.A2];[.E2:.E398];[.E11]);4)" office:value-type="float" office:value="17.11" calcext:value-type="float">
            <text:p>17,11</text:p>
          </table:table-cell>
          <table:table-cell table:formula="of:=ORG.LIBREOFFICE.ROUNDSIG(AVERAGEIFS([.D2:.D398];[.A2:.A398];[.A4];[.E2:.E398];[.E2]);3)" office:value-type="float" office:value="2.34" calcext:value-type="float">
            <text:p>2,34</text:p>
          </table:table-cell>
          <table:table-cell table:formula="of:=ORG.LIBREOFFICE.ROUNDSIG(AVERAGEIFS([.D2:.D398];[.A2:.A398];[.A4];[.E2:.E398];[.E11]);3)" office:value-type="float" office:value="2.55" calcext:value-type="float">
            <text:p>2,55</text:p>
          </table:table-cell>
          <table:table-cell table:formula="of:=ORG.LIBREOFFICE.ROUNDSIG(AVERAGEIFS([.D2:.D398];[.A2:.A398];[.A7];[.E2:.E398];[.E2]);4)" office:value-type="float" office:value="12.04" calcext:value-type="float">
            <text:p>12,04</text:p>
          </table:table-cell>
          <table:table-cell table:formula="of:=AVERAGEIFS([.D2:.D398];[.A2:.A398];[.A7];[.E2:.E398];[.E11])" office:value-type="float" office:value="11.5" calcext:value-type="float">
            <text:p>11,5</text:p>
          </table:table-cell>
          <table:table-cell table:formula="of:=ORG.LIBREOFFICE.ROUNDSIG(AVERAGEIFS([.D2:.D398];[.E2:.E398];[.E2]);4)" office:value-type="float" office:value="18.27" calcext:value-type="float">
            <text:p>18,27</text:p>
          </table:table-cell>
          <table:table-cell table:formula="of:=ORG.LIBREOFFICE.ROUNDSIG(AVERAGEIFS([.D2:.D398];[.E2:.E398];[.E11]);4)" office:value-type="float" office:value="11.56" calcext:value-type="float">
            <text:p>11,56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75000" calcext:value-type="float">
            <text:p>175000</text:p>
          </table:table-cell>
          <table:table-cell/>
          <table:table-cell office:value-type="string" calcext:value-type="string">
            <text:p>yrs.since.phd (moyenne)</text:p>
          </table:table-cell>
          <table:table-cell table:formula="of:=ORG.LIBREOFFICE.ROUNDSIG(AVERAGEIFS([.C2:.C398];[.A2:.A398];[.A2];[.E2:.E398];[.E2]);4)" office:value-type="float" office:value="28.63" calcext:value-type="float">
            <text:p>28,63</text:p>
          </table:table-cell>
          <table:table-cell table:formula="of:=ORG.LIBREOFFICE.ROUNDSIG(AVERAGEIFS([.C2:.C398];[.A2:.A398];[.A2];[.E2:.E398];[.E11]);4)" office:value-type="float" office:value="23.72" calcext:value-type="float">
            <text:p>23,72</text:p>
          </table:table-cell>
          <table:table-cell table:formula="of:=AVERAGEIFS([.C2:.C398];[.A2:.A398];[.A4];[.E2:.E398];[.E2])" office:value-type="float" office:value="5" calcext:value-type="float">
            <text:p>5</text:p>
          </table:table-cell>
          <table:table-cell table:formula="of:=ORG.LIBREOFFICE.ROUNDSIG(AVERAGEIFS([.C2:.C398];[.A2:.A398];[.A4];[.E2:.E398];[.E11]);3)" office:value-type="float" office:value="5.64" calcext:value-type="float">
            <text:p>5,64</text:p>
          </table:table-cell>
          <table:table-cell table:formula="of:=ORG.LIBREOFFICE.ROUNDSIG(AVERAGEIFS([.C2:.C398];[.A2:.A398];[.A7];[.E2:.E398];[.E2]);4)" office:value-type="float" office:value="15.44" calcext:value-type="float">
            <text:p>15,44</text:p>
          </table:table-cell>
          <table:table-cell table:formula="of:=AVERAGEIFS([.C2:.C398];[.A2:.A398];[.A7];[.E2:.E398];[.E11])" office:value-type="float" office:value="15.5" calcext:value-type="float">
            <text:p>15,5</text:p>
          </table:table-cell>
          <table:table-cell table:formula="of:=ORG.LIBREOFFICE.ROUNDSIG(AVERAGEIFS([.C2:.C398];[.E2:.E398];[.E2]);4)" office:value-type="float" office:value="22.95" calcext:value-type="float">
            <text:p>22,95</text:p>
          </table:table-cell>
          <table:table-cell table:formula="of:=ORG.LIBREOFFICE.ROUNDSIG(AVERAGEIFS([.C2:.C398];[.E2:.E398];[.E11]);4)" office:value-type="float" office:value="16.51" calcext:value-type="float">
            <text:p>16,51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147765" calcext:value-type="float">
            <text:p>147765</text:p>
          </table:table-cell>
          <table:table-cell/>
          <table:table-cell office:value-type="string" calcext:value-type="string">
            <text:p>salaire moyen</text:p>
          </table:table-cell>
          <table:table-cell table:formula="of:=ORG.LIBREOFFICE.ROUNDSIG(AVERAGEIFS([.F2:.F398];[.A2:.A398];[.A2];[.E2:.E398];[.E2]);8)" office:value-type="float" office:value="127120.82" calcext:value-type="float">
            <text:p>127120,82</text:p>
          </table:table-cell>
          <table:table-cell table:formula="of:=ORG.LIBREOFFICE.ROUNDSIG(AVERAGEIFS([.F2:.F398];[.A2:.A398];[.A2];[.E2:.E398];[.E11]);8)" office:value-type="float" office:value="121967.61" calcext:value-type="float">
            <text:p>121967,61</text:p>
          </table:table-cell>
          <table:table-cell table:formula="of:=ORG.LIBREOFFICE.ROUNDSIG(AVERAGEIFS([.F2:.F398];[.A2:.A398];[.A4];[.E2:.E398];[.E2]);7)" office:value-type="float" office:value="81311.46" calcext:value-type="float">
            <text:p>81311,46</text:p>
          </table:table-cell>
          <table:table-cell table:formula="of:=ORG.LIBREOFFICE.ROUNDSIG(AVERAGEIFS([.F2:.F398];[.A2:.A398];[.A4];[.E2:.E398];[.E11]);7)" office:value-type="float" office:value="78049.91" calcext:value-type="float">
            <text:p>78049,91</text:p>
          </table:table-cell>
          <table:table-cell table:formula="of:=ORG.LIBREOFFICE.ROUNDSIG(AVERAGEIFS([.F2:.F398];[.A2:.A398];[.A7];[.E2:.E398];[.E2]);7)" office:value-type="float" office:value="94869.7" calcext:value-type="float">
            <text:p>94869,7</text:p>
          </table:table-cell>
          <table:table-cell table:formula="of:=ORG.LIBREOFFICE.ROUNDSIG(AVERAGEIFS([.F2:.F398];[.A2:.A398];[.A7];[.E2:.E398];[.E11]);8)" office:value-type="float" office:value="88512.8" calcext:value-type="float">
            <text:p>88512,8</text:p>
          </table:table-cell>
          <table:table-cell table:formula="of:=ORG.LIBREOFFICE.ROUNDSIG(AVERAGEIFS([.F2:.F398];[.E2:.E398];[.E2]);8)" office:value-type="float" office:value="115090.42" calcext:value-type="float">
            <text:p>115090,42</text:p>
          </table:table-cell>
          <table:table-cell table:formula="of:=ORG.LIBREOFFICE.ROUNDSIG(AVERAGEIFS([.F2:.F398];[.E2:.E398];[.E11]);8)" office:value-type="float" office:value="101002.41" calcext:value-type="float">
            <text:p>101002,41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19250" calcext:value-type="float">
            <text:p>119250</text:p>
          </table:table-cell>
          <table:table-cell/>
          <table:table-cell office:value-type="string" calcext:value-type="string">
            <text:p>Différence salaires</text:p>
          </table:table-cell>
          <table:table-cell/>
          <table:table-cell table:formula="of:=ORG.LIBREOFFICE.RAWSUBTRACT([.J9];[.I9])" office:value-type="float" office:value="-5153.21000000001" calcext:value-type="float">
            <text:p>-5153,21000000001</text:p>
          </table:table-cell>
          <table:table-cell/>
          <table:table-cell table:formula="of:=ORG.LIBREOFFICE.RAWSUBTRACT([.L9];[.K9])" office:value-type="float" office:value="-3261.55" calcext:value-type="float">
            <text:p>-3261,55</text:p>
          </table:table-cell>
          <table:table-cell/>
          <table:table-cell table:formula="of:=ORG.LIBREOFFICE.RAWSUBTRACT([.N9];[.M9])" office:value-type="float" office:value="-6356.89999999999" calcext:value-type="float">
            <text:p>-6356,89999999999</text:p>
          </table:table-cell>
          <table:table-cell/>
          <table:table-cell table:formula="of:=ORG.LIBREOFFICE.RAWSUBTRACT([.P9];[.O9])" office:value-type="float" office:value="-14088.01" calcext:value-type="float">
            <text:p>-14088,01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float" office:value="129000" calcext:value-type="float">
            <text:p>12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19800" calcext:value-type="float">
            <text:p>119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79800" calcext:value-type="float">
            <text:p>79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77700" calcext:value-type="float">
            <text:p>77700</text:p>
          </table:table-cell>
          <table:table-cell table:number-columns-repeated="2"/>
          <table:table-cell office:value-type="string" calcext:value-type="string">
            <text:p>Salaire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78000" calcext:value-type="float">
            <text:p>78000</text:p>
          </table:table-cell>
          <table:table-cell/>
          <table:table-cell office:value-type="string" calcext:value-type="string">
            <text:p>A_Dept_Theorie</text:p>
          </table:table-cell>
          <table:table-cell table:formula="of:=ORG.LIBREOFFICE.ROUNDSIG(AVERAGEIFS([.F2:.F398];[.B2:.B398];[.B19]);8)" office:value-type="float" office:value="108548.43" calcext:value-type="float">
            <text:p>108548,43</text:p>
          </table:table-cell>
          <table:table-cell/>
          <table:table-cell office:value-type="string" calcext:value-type="string">
            <text:p>A_Dept_Theorie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04800" calcext:value-type="float">
            <text:p>104800</text:p>
          </table:table-cell>
          <table:table-cell/>
          <table:table-cell office:value-type="string" calcext:value-type="string">
            <text:p>B_Dept_Application</text:p>
          </table:table-cell>
          <table:table-cell table:style-name="ce2" table:formula="of:=ORG.LIBREOFFICE.ROUNDSIG(AVERAGEIFS([.F2:.F398];[.B2:.B398];[.B2]);8)" office:value-type="float" office:value="118028.69" calcext:value-type="float">
            <text:p>118028,69</text:p>
          </table:table-cell>
          <table:table-cell/>
          <table:table-cell office:value-type="string" calcext:value-type="string">
            <text:p>B_Dept_Application</text:p>
          </table:table-cell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117150" calcext:value-type="float">
            <text:p>117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01000" calcext:value-type="float">
            <text:p>10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103450" calcext:value-type="float">
            <text:p>103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24750" calcext:value-type="float">
            <text:p>124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137000" calcext:value-type="float">
            <text:p>13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89565" calcext:value-type="float">
            <text:p>895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02580" calcext:value-type="float">
            <text:p>1025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93904" calcext:value-type="float">
            <text:p>939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13068" calcext:value-type="float">
            <text:p>1130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74830" calcext:value-type="float">
            <text:p>748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06294" calcext:value-type="float">
            <text:p>106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34885" calcext:value-type="float">
            <text:p>1348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82379" calcext:value-type="float">
            <text:p>823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77000" calcext:value-type="float">
            <text:p>77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18223" calcext:value-type="float">
            <text:p>118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132261" calcext:value-type="float">
            <text:p>132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79916" calcext:value-type="float">
            <text:p>799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17256" calcext:value-type="float">
            <text:p>117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80225" calcext:value-type="float">
            <text:p>80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80225" calcext:value-type="float">
            <text:p>80225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Pro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sst Pro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ssoc Pro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77000" calcext:value-type="float">
            <text:p>77000</text:p>
          </table:table-cell>
          <table:table-cell table:number-columns-repeated="2"/>
          <table:table-cell table:style-name="ce1" office:value-type="string" calcext:value-type="string">
            <text:p>Male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le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le 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le </text:p>
          </table:table-cell>
          <table:table-cell table:style-name="ce1"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55750" calcext:value-type="float">
            <text:p>155750</text:p>
          </table:table-cell>
          <table:table-cell/>
          <table:table-cell office:value-type="string" calcext:value-type="string">
            <text:p>salaire moyen</text:p>
          </table:table-cell>
          <table:table-cell table:formula="of:=ORG.LIBREOFFICE.ROUNDSIG(AVERAGEIFS([.F2:.F398];[.A2:.A398];[.A2];[.E2:.E398];[.E2]);8)" office:value-type="float" office:value="127120.82" calcext:value-type="float">
            <text:p>127120,82</text:p>
          </table:table-cell>
          <table:table-cell table:formula="of:=ORG.LIBREOFFICE.ROUNDSIG(AVERAGEIFS([.F2:.F398];[.A2:.A398];[.A2];[.E2:.E398];[.E11]);8)" office:value-type="float" office:value="121967.61" calcext:value-type="float">
            <text:p>121967,61</text:p>
          </table:table-cell>
          <table:table-cell table:formula="of:=ORG.LIBREOFFICE.ROUNDSIG(AVERAGEIFS([.F2:.F398];[.A2:.A398];[.A4];[.E2:.E398];[.E2]);7)" office:value-type="float" office:value="81311.46" calcext:value-type="float">
            <text:p>81311,46</text:p>
          </table:table-cell>
          <table:table-cell table:formula="of:=ORG.LIBREOFFICE.ROUNDSIG(AVERAGEIFS([.F2:.F398];[.A2:.A398];[.A4];[.E2:.E398];[.E11]);7)" office:value-type="float" office:value="78049.91" calcext:value-type="float">
            <text:p>78049,91</text:p>
          </table:table-cell>
          <table:table-cell table:formula="of:=ORG.LIBREOFFICE.ROUNDSIG(AVERAGEIFS([.F2:.F398];[.A2:.A398];[.A7];[.E2:.E398];[.E2]);7)" office:value-type="float" office:value="94869.7" calcext:value-type="float">
            <text:p>94869,7</text:p>
          </table:table-cell>
          <table:table-cell table:formula="of:=ORG.LIBREOFFICE.ROUNDSIG(AVERAGEIFS([.F2:.F398];[.A2:.A398];[.A7];[.E2:.E398];[.E11]);8)" office:value-type="float" office:value="88512.8" calcext:value-type="float">
            <text:p>88512,8</text:p>
          </table:table-cell>
          <table:table-cell table:formula="of:=ORG.LIBREOFFICE.ROUNDSIG(AVERAGEIFS([.F2:.F398];[.E2:.E398];[.E2]);8)" office:value-type="float" office:value="115090.42" calcext:value-type="float">
            <text:p>115090,42</text:p>
          </table:table-cell>
          <table:table-cell table:formula="of:=ORG.LIBREOFFICE.ROUNDSIG(AVERAGEIFS([.F2:.F398];[.E2:.E398];[.E11]);8)" office:value-type="float" office:value="101002.41" calcext:value-type="float">
            <text:p>101002,41</text:p>
          </table:table-cell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86373" calcext:value-type="float">
            <text:p>863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25196" calcext:value-type="float">
            <text:p>125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00938" calcext:value-type="float">
            <text:p>1009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146500" calcext:value-type="float">
            <text:p>146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93418" calcext:value-type="float">
            <text:p>934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01299" calcext:value-type="float">
            <text:p>101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231545" calcext:value-type="float">
            <text:p>231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94384" calcext:value-type="float">
            <text:p>94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114778" calcext:value-type="float">
            <text:p>114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98193" calcext:value-type="float">
            <text:p>98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float" office:value="151768" calcext:value-type="float">
            <text:p>1517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140096" calcext:value-type="float">
            <text:p>140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70768" calcext:value-type="float">
            <text:p>707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26621" calcext:value-type="float">
            <text:p>126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08875" calcext:value-type="float">
            <text:p>108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74692" calcext:value-type="float">
            <text:p>746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06639" calcext:value-type="float">
            <text:p>106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03760" calcext:value-type="float">
            <text:p>1037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83900" calcext:value-type="float">
            <text:p>83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17704" calcext:value-type="float">
            <text:p>1177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90215" calcext:value-type="float">
            <text:p>90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00135" calcext:value-type="float">
            <text:p>1001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75044" calcext:value-type="float">
            <text:p>750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90304" calcext:value-type="float">
            <text:p>903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75243" calcext:value-type="float">
            <text:p>75243</text:p>
          </table:table-cell>
          <table:table-cell/>
          <table:table-cell office:value-type="string" calcext:value-type="string">
            <text:p>Ancienneté (en années)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30-40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60 et +</text:p>
          </table:table-cell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09785" calcext:value-type="float">
            <text:p>109785</text:p>
          </table:table-cell>
          <table:table-cell/>
          <table:table-cell office:value-type="string" calcext:value-type="string">
            <text:p>salaire moyen</text:p>
          </table:table-cell>
          <table:table-cell table:formula="of:=ORG.LIBREOFFICE.ROUNDSIG(AVERAGEIF([.D2:.D398];&quot;&lt;6&quot;;[.F2:.F398]);8)" office:value-type="float" office:value="88909.195" calcext:value-type="float">
            <text:p>88909,195</text:p>
          </table:table-cell>
          <table:table-cell table:formula="of:=ORG.LIBREOFFICE.ROUNDSIG(AVERAGEIFS([.F2:.F398];[.D2:.D398];&quot;&lt;11&quot;;[.D2:.D398];&quot;&gt;5&quot;);8)" office:value-type="float" office:value="105595.47" calcext:value-type="float">
            <text:p>105595,47</text:p>
          </table:table-cell>
          <table:table-cell table:formula="of:=ORG.LIBREOFFICE.ROUNDSIG(AVERAGEIFS([.F2:.F398];[.D2:.D398];&quot;&lt;21&quot;;[.D2:.D398];&quot;&gt;10&quot;);8)" office:value-type="float" office:value="128349.17" calcext:value-type="float">
            <text:p>128349,17</text:p>
          </table:table-cell>
          <table:table-cell table:formula="of:=ORG.LIBREOFFICE.ROUNDSIG(AVERAGEIFS([.F2:.F398];[.D2:.D398];&quot;&lt;31&quot;;[.D2:.D398];&quot;&gt;20&quot;);8)" office:value-type="float" office:value="123059.22" calcext:value-type="float">
            <text:p>123059,22</text:p>
          </table:table-cell>
          <table:table-cell table:formula="of:=ORG.LIBREOFFICE.ROUNDSIG(AVERAGEIFS([.F2:.F398];[.D2:.D398];&quot;&lt;41&quot;;[.D2:.D398];&quot;&gt;30&quot;);8)" office:value-type="float" office:value="121929.8" calcext:value-type="float">
            <text:p>121929,8</text:p>
          </table:table-cell>
          <table:table-cell table:formula="of:=ORG.LIBREOFFICE.ROUNDSIG(AVERAGEIFS([.F2:.F398];[.D2:.D398];&quot;&lt;51&quot;;[.D2:.D398];&quot;&gt;40&quot;);8)" office:value-type="float" office:value="122485.71" calcext:value-type="float">
            <text:p>122485,71</text:p>
          </table:table-cell>
          <table:table-cell table:formula="of:=ORG.LIBREOFFICE.ROUNDSIG(AVERAGEIFS([.F2:.F398];[.D2:.D398];&quot;&lt;60&quot;;[.D2:.D398];&quot;&gt;50&quot;);8)" office:value-type="float" office:value="74880" calcext:value-type="float">
            <text:p>74880</text:p>
          </table:table-cell>
          <table:table-cell table:formula="of:=ORG.LIBREOFFICE.ROUNDSIG(AVERAGEIF([.D2:.D398];&quot;&gt;59&quot;;[.F2:.F398]);8)" office:value-type="float" office:value="192253" calcext:value-type="float">
            <text:p>192253</text:p>
          </table:table-cell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103613" calcext:value-type="float">
            <text:p>103613</text:p>
          </table:table-cell>
          <table:table-cell/>
          <table:table-cell office:value-type="string" calcext:value-type="string">
            <text:p>Effectif</text:p>
          </table:table-cell>
          <table:table-cell table:formula="of:=COUNTIF([.D2:.D398];&quot;&lt;6&quot;)" office:value-type="float" office:value="82" calcext:value-type="float">
            <text:p>82</text:p>
          </table:table-cell>
          <table:table-cell table:formula="of:=COUNTIFS([.D2:.D398];&quot;&gt;5&quot;;[.D2:.D398];&quot;&lt;11&quot;)" office:value-type="float" office:value="73" calcext:value-type="float">
            <text:p>73</text:p>
          </table:table-cell>
          <table:table-cell table:formula="of:=COUNTIFS([.D2:.D398];&quot;&gt;10&quot;;[.D2:.D398];&quot;&lt;21&quot;)" office:value-type="float" office:value="95" calcext:value-type="float">
            <text:p>95</text:p>
          </table:table-cell>
          <table:table-cell table:formula="of:=COUNTIFS([.D2:.D398];&quot;&gt;20&quot;;[.D2:.D398];&quot;&lt;31&quot;)" office:value-type="float" office:value="77" calcext:value-type="float">
            <text:p>77</text:p>
          </table:table-cell>
          <table:table-cell table:formula="of:=COUNTIFS([.D2:.D398];&quot;&gt;30&quot;;[.D2:.D398];&quot;&lt;41&quot;)" office:value-type="float" office:value="49" calcext:value-type="float">
            <text:p>49</text:p>
          </table:table-cell>
          <table:table-cell table:formula="of:=COUNTIFS([.D2:.D398];&quot;&gt;40&quot;;[.D2:.D398];&quot;&lt;51&quot;)" office:value-type="float" office:value="17" calcext:value-type="float">
            <text:p>17</text:p>
          </table:table-cell>
          <table:table-cell table:formula="of:=COUNTIFS([.D2:.D398];&quot;&gt;50&quot;;[.D2:.D398];&quot;&lt;60&quot;)" office:value-type="float" office:value="3" calcext:value-type="float">
            <text:p>3</text:p>
          </table:table-cell>
          <table:table-cell table:formula="of:=COUNTIF([.D2:.D398];&quot;&gt;59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68404" calcext:value-type="float">
            <text:p>684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00522" calcext:value-type="float">
            <text:p>1005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101000" calcext:value-type="float">
            <text:p>10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99418" calcext:value-type="float">
            <text:p>994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111512" calcext:value-type="float">
            <text:p>111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91412" calcext:value-type="float">
            <text:p>914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126320" calcext:value-type="float">
            <text:p>126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146856" calcext:value-type="float">
            <text:p>1468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00131" calcext:value-type="float">
            <text:p>1001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92391" calcext:value-type="float">
            <text:p>92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13398" calcext:value-type="float">
            <text:p>113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73266" calcext:value-type="float">
            <text:p>732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150480" calcext:value-type="float">
            <text:p>1504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93000" calcext:value-type="float">
            <text:p>19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86100" calcext:value-type="float">
            <text:p>86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84240" calcext:value-type="float">
            <text:p>842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50743" calcext:value-type="float">
            <text:p>150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135585" calcext:value-type="float">
            <text:p>135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44640" calcext:value-type="float">
            <text:p>144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88825" calcext:value-type="float">
            <text:p>88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float" office:value="122960" calcext:value-type="float">
            <text:p>1229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132825" calcext:value-type="float">
            <text:p>132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152708" calcext:value-type="float">
            <text:p>1527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88400" calcext:value-type="float">
            <text:p>88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72272" calcext:value-type="float">
            <text:p>172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07008" calcext:value-type="float">
            <text:p>107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97032" calcext:value-type="float">
            <text:p>970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05128" calcext:value-type="float">
            <text:p>105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05631" calcext:value-type="float">
            <text:p>105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66024" calcext:value-type="float">
            <text:p>166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23683" calcext:value-type="float">
            <text:p>123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4000" calcext:value-type="float">
            <text:p>8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95611" calcext:value-type="float">
            <text:p>956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29676" calcext:value-type="float">
            <text:p>1296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102235" calcext:value-type="float">
            <text:p>1022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06689" calcext:value-type="float">
            <text:p>1066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33217" calcext:value-type="float">
            <text:p>1332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26933" calcext:value-type="float">
            <text:p>1269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153303" calcext:value-type="float">
            <text:p>1533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float" office:value="127512" calcext:value-type="float">
            <text:p>1275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83850" calcext:value-type="float">
            <text:p>838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13543" calcext:value-type="float">
            <text:p>1135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82099" calcext:value-type="float">
            <text:p>820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82600" calcext:value-type="float">
            <text:p>82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81500" calcext:value-type="float">
            <text:p>8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31205" calcext:value-type="float">
            <text:p>1312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112429" calcext:value-type="float">
            <text:p>112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82100" calcext:value-type="float">
            <text:p>82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72500" calcext:value-type="float">
            <text:p>7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104279" calcext:value-type="float">
            <text:p>1042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105000" calcext:value-type="float">
            <text:p>10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20806" calcext:value-type="float">
            <text:p>120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148500" calcext:value-type="float">
            <text:p>148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117515" calcext:value-type="float">
            <text:p>117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72500" calcext:value-type="float">
            <text:p>7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73500" calcext:value-type="float">
            <text:p>73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115313" calcext:value-type="float">
            <text:p>1153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24309" calcext:value-type="float">
            <text:p>124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97262" calcext:value-type="float">
            <text:p>972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62884" calcext:value-type="float">
            <text:p>628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96614" calcext:value-type="float">
            <text:p>96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78162" calcext:value-type="float">
            <text:p>78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55500" calcext:value-type="float">
            <text:p>155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72500" calcext:value-type="float">
            <text:p>7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13278" calcext:value-type="float">
            <text:p>113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73000" calcext:value-type="float">
            <text:p>7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83001" calcext:value-type="float">
            <text:p>83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76840" calcext:value-type="float">
            <text:p>768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77500" calcext:value-type="float">
            <text:p>77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72500" calcext:value-type="float">
            <text:p>7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68635" calcext:value-type="float">
            <text:p>168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36000" calcext:value-type="float">
            <text:p>13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108262" calcext:value-type="float">
            <text:p>1082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105668" calcext:value-type="float">
            <text:p>1056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73877" calcext:value-type="float">
            <text:p>738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52664" calcext:value-type="float">
            <text:p>152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00102" calcext:value-type="float">
            <text:p>100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81500" calcext:value-type="float">
            <text:p>81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06608" calcext:value-type="float">
            <text:p>106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89942" calcext:value-type="float">
            <text:p>899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12696" calcext:value-type="float">
            <text:p>1126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19015" calcext:value-type="float">
            <text:p>119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92000" calcext:value-type="float">
            <text:p>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56938" calcext:value-type="float">
            <text:p>1569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144651" calcext:value-type="float">
            <text:p>1446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95079" calcext:value-type="float">
            <text:p>950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128148" calcext:value-type="float">
            <text:p>1281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92000" calcext:value-type="float">
            <text:p>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11168" calcext:value-type="float">
            <text:p>1111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103994" calcext:value-type="float">
            <text:p>103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92000" calcext:value-type="float">
            <text:p>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18971" calcext:value-type="float">
            <text:p>1189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13341" calcext:value-type="float">
            <text:p>113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8000" calcext:value-type="float">
            <text:p>8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95408" calcext:value-type="float">
            <text:p>954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137167" calcext:value-type="float">
            <text:p>1371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89516" calcext:value-type="float">
            <text:p>895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76500" calcext:value-type="float">
            <text:p>176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98510" calcext:value-type="float">
            <text:p>985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89942" calcext:value-type="float">
            <text:p>899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8795" calcext:value-type="float">
            <text:p>88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05890" calcext:value-type="float">
            <text:p>105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167284" calcext:value-type="float">
            <text:p>1672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30664" calcext:value-type="float">
            <text:p>130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101210" calcext:value-type="float">
            <text:p>1012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81257" calcext:value-type="float">
            <text:p>181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91227" calcext:value-type="float">
            <text:p>912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51575" calcext:value-type="float">
            <text:p>151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93164" calcext:value-type="float">
            <text:p>931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34185" calcext:value-type="float">
            <text:p>134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105000" calcext:value-type="float">
            <text:p>10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11751" calcext:value-type="float">
            <text:p>111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95436" calcext:value-type="float">
            <text:p>954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00944" calcext:value-type="float">
            <text:p>1009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147349" calcext:value-type="float">
            <text:p>1473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92000" calcext:value-type="float">
            <text:p>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42467" calcext:value-type="float">
            <text:p>1424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141136" calcext:value-type="float">
            <text:p>1411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50000" calcext:value-type="float">
            <text:p>15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01000" calcext:value-type="float">
            <text:p>10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34000" calcext:value-type="float">
            <text:p>13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103750" calcext:value-type="float">
            <text:p>103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107500" calcext:value-type="float">
            <text:p>107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06300" calcext:value-type="float">
            <text:p>106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53750" calcext:value-type="float">
            <text:p>153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80000" calcext:value-type="float">
            <text:p>18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33700" calcext:value-type="float">
            <text:p>133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22100" calcext:value-type="float">
            <text:p>122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86250" calcext:value-type="float">
            <text:p>86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90000" calcext:value-type="float">
            <text:p>9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13600" calcext:value-type="float">
            <text:p>113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92700" calcext:value-type="float">
            <text:p>92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92000" calcext:value-type="float">
            <text:p>9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89409" calcext:value-type="float">
            <text:p>1894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14500" calcext:value-type="float">
            <text:p>11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92700" calcext:value-type="float">
            <text:p>92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19700" calcext:value-type="float">
            <text:p>119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float" office:value="160400" calcext:value-type="float">
            <text:p>160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float" office:value="152500" calcext:value-type="float">
            <text:p>15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165000" calcext:value-type="float">
            <text:p>16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96545" calcext:value-type="float">
            <text:p>96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62200" calcext:value-type="float">
            <text:p>162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20000" calcext:value-type="float">
            <text:p>1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91300" calcext:value-type="float">
            <text:p>91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63200" calcext:value-type="float">
            <text:p>163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91000" calcext:value-type="float">
            <text:p>9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11350" calcext:value-type="float">
            <text:p>111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28400" calcext:value-type="float">
            <text:p>128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26200" calcext:value-type="float">
            <text:p>126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118700" calcext:value-type="float">
            <text:p>118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45350" calcext:value-type="float">
            <text:p>145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46000" calcext:value-type="float">
            <text:p>14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05350" calcext:value-type="float">
            <text:p>105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float" office:value="109650" calcext:value-type="float">
            <text:p>109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19500" calcext:value-type="float">
            <text:p>119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70000" calcext:value-type="float">
            <text:p>17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145200" calcext:value-type="float">
            <text:p>145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107150" calcext:value-type="float">
            <text:p>107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29600" calcext:value-type="float">
            <text:p>129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87800" calcext:value-type="float">
            <text:p>87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22400" calcext:value-type="float">
            <text:p>1224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63900" calcext:value-type="float">
            <text:p>63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70000" calcext:value-type="float">
            <text:p>7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88175" calcext:value-type="float">
            <text:p>88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33900" calcext:value-type="float">
            <text:p>133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91000" calcext:value-type="float">
            <text:p>9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73300" calcext:value-type="float">
            <text:p>73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48750" calcext:value-type="float">
            <text:p>148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float" office:value="117555" calcext:value-type="float">
            <text:p>117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69700" calcext:value-type="float">
            <text:p>69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float" office:value="81700" calcext:value-type="float">
            <text:p>81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14000" calcext:value-type="float">
            <text:p>11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float" office:value="63100" calcext:value-type="float">
            <text:p>63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77202" calcext:value-type="float">
            <text:p>77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96200" calcext:value-type="float">
            <text:p>96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69200" calcext:value-type="float">
            <text:p>69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22875" calcext:value-type="float">
            <text:p>122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102600" calcext:value-type="float">
            <text:p>102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08200" calcext:value-type="float">
            <text:p>108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84273" calcext:value-type="float">
            <text:p>84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male</text:p>
          </table:table-cell>
          <table:table-cell office:value-type="float" office:value="90450" calcext:value-type="float">
            <text:p>90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91100" calcext:value-type="float">
            <text:p>91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01100" calcext:value-type="float">
            <text:p>101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28800" calcext:value-type="float">
            <text:p>128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204000" calcext:value-type="float">
            <text:p>20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09000" calcext:value-type="float">
            <text:p>10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02000" calcext:value-type="float">
            <text:p>10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132000" calcext:value-type="float">
            <text:p>13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77500" calcext:value-type="float">
            <text:p>77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float" office:value="116450" calcext:value-type="float">
            <text:p>116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83000" calcext:value-type="float">
            <text:p>8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140300" calcext:value-type="float">
            <text:p>140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74000" calcext:value-type="float">
            <text:p>7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73800" calcext:value-type="float">
            <text:p>73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92550" calcext:value-type="float">
            <text:p>92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88600" calcext:value-type="float">
            <text:p>88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107550" calcext:value-type="float">
            <text:p>107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21200" calcext:value-type="float">
            <text:p>121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26000" calcext:value-type="float">
            <text:p>126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99000" calcext:value-type="float">
            <text:p>99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34800" calcext:value-type="float">
            <text:p>134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143940" calcext:value-type="float">
            <text:p>1439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104350" calcext:value-type="float">
            <text:p>104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89650" calcext:value-type="float">
            <text:p>89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03700" calcext:value-type="float">
            <text:p>103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43250" calcext:value-type="float">
            <text:p>143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94800" calcext:value-type="float">
            <text:p>194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73000" calcext:value-type="float">
            <text:p>7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74000" calcext:value-type="float">
            <text:p>7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78500" calcext:value-type="float">
            <text:p>78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93000" calcext:value-type="float">
            <text:p>93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107200" calcext:value-type="float">
            <text:p>107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63200" calcext:value-type="float">
            <text:p>163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07100" calcext:value-type="float">
            <text:p>107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100600" calcext:value-type="float">
            <text:p>100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36500" calcext:value-type="float">
            <text:p>136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03600" calcext:value-type="float">
            <text:p>103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57800" calcext:value-type="float">
            <text:p>57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155865" calcext:value-type="float">
            <text:p>1558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88650" calcext:value-type="float">
            <text:p>88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81800" calcext:value-type="float">
            <text:p>81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15800" calcext:value-type="float">
            <text:p>115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85000" calcext:value-type="float">
            <text:p>8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50500" calcext:value-type="float">
            <text:p>150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74000" calcext:value-type="float">
            <text:p>7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74500" calcext:value-type="float">
            <text:p>17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68500" calcext:value-type="float">
            <text:p>168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83800" calcext:value-type="float">
            <text:p>183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104800" calcext:value-type="float">
            <text:p>104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07300" calcext:value-type="float">
            <text:p>107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97150" calcext:value-type="float">
            <text:p>97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26300" calcext:value-type="float">
            <text:p>126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48800" calcext:value-type="float">
            <text:p>148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72300" calcext:value-type="float">
            <text:p>72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70700" calcext:value-type="float">
            <text:p>70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88600" calcext:value-type="float">
            <text:p>88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127100" calcext:value-type="float">
            <text:p>127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float" office:value="170500" calcext:value-type="float">
            <text:p>170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105260" calcext:value-type="float">
            <text:p>1052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144050" calcext:value-type="float">
            <text:p>1440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11350" calcext:value-type="float">
            <text:p>111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74500" calcext:value-type="float">
            <text:p>7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22500" calcext:value-type="float">
            <text:p>12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74000" calcext:value-type="float">
            <text:p>74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166800" calcext:value-type="float">
            <text:p>166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92050" calcext:value-type="float">
            <text:p>920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08100" calcext:value-type="float">
            <text:p>108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94350" calcext:value-type="float">
            <text:p>94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00351" calcext:value-type="float">
            <text:p>1003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146800" calcext:value-type="float">
            <text:p>146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84716" calcext:value-type="float">
            <text:p>847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float" office:value="71065" calcext:value-type="float">
            <text:p>71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67559" calcext:value-type="float">
            <text:p>67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134550" calcext:value-type="float">
            <text:p>1345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135027" calcext:value-type="float">
            <text:p>1350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04428" calcext:value-type="float">
            <text:p>1044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95642" calcext:value-type="float">
            <text:p>956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26431" calcext:value-type="float">
            <text:p>1264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float" office:value="161101" calcext:value-type="float">
            <text:p>1611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62221" calcext:value-type="float">
            <text:p>162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84500" calcext:value-type="float">
            <text:p>84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124714" calcext:value-type="float">
            <text:p>124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151650" calcext:value-type="float">
            <text:p>151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99247" calcext:value-type="float">
            <text:p>992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34778" calcext:value-type="float">
            <text:p>134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192253" calcext:value-type="float">
            <text:p>192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16518" calcext:value-type="float">
            <text:p>1165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105450" calcext:value-type="float">
            <text:p>105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45098" calcext:value-type="float">
            <text:p>1450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float" office:value="104542" calcext:value-type="float">
            <text:p>1045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51445" calcext:value-type="float">
            <text:p>1514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98053" calcext:value-type="float">
            <text:p>980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145000" calcext:value-type="float">
            <text:p>14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28464" calcext:value-type="float">
            <text:p>1284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137317" calcext:value-type="float">
            <text:p>1373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06231" calcext:value-type="float">
            <text:p>1062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124312" calcext:value-type="float">
            <text:p>1243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14596" calcext:value-type="float">
            <text:p>1145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62150" calcext:value-type="float">
            <text:p>162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50376" calcext:value-type="float">
            <text:p>1503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107986" calcext:value-type="float">
            <text:p>107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42023" calcext:value-type="float">
            <text:p>142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28250" calcext:value-type="float">
            <text:p>128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80139" calcext:value-type="float">
            <text:p>801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144309" calcext:value-type="float">
            <text:p>144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186960" calcext:value-type="float">
            <text:p>1869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93519" calcext:value-type="float">
            <text:p>935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42500" calcext:value-type="float">
            <text:p>14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38000" calcext:value-type="float">
            <text:p>138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83600" calcext:value-type="float">
            <text:p>83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45028" calcext:value-type="float">
            <text:p>145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88709" calcext:value-type="float">
            <text:p>887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07309" calcext:value-type="float">
            <text:p>1073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emale</text:p>
          </table:table-cell>
          <table:table-cell office:value-type="float" office:value="109954" calcext:value-type="float">
            <text:p>1099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78785" calcext:value-type="float">
            <text:p>78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121946" calcext:value-type="float">
            <text:p>121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male</text:p>
          </table:table-cell>
          <table:table-cell office:value-type="float" office:value="109646" calcext:value-type="float">
            <text:p>1096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38771" calcext:value-type="float">
            <text:p>1387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float" office:value="81285" calcext:value-type="float">
            <text:p>812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205500" calcext:value-type="float">
            <text:p>205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01036" calcext:value-type="float">
            <text:p>101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float" office:value="115435" calcext:value-type="float">
            <text:p>1154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108413" calcext:value-type="float">
            <text:p>108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31950" calcext:value-type="float">
            <text:p>1319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34690" calcext:value-type="float">
            <text:p>1346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78182" calcext:value-type="float">
            <text:p>781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10515" calcext:value-type="float">
            <text:p>110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109707" calcext:value-type="float">
            <text:p>109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36660" calcext:value-type="float">
            <text:p>1366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03275" calcext:value-type="float">
            <text:p>103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03649" calcext:value-type="float">
            <text:p>1036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74856" calcext:value-type="float">
            <text:p>748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77081" calcext:value-type="float">
            <text:p>770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50680" calcext:value-type="float">
            <text:p>150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e</text:p>
          </table:table-cell>
          <table:table-cell office:value-type="float" office:value="104121" calcext:value-type="float">
            <text:p>1041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75996" calcext:value-type="float">
            <text:p>75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72505" calcext:value-type="float">
            <text:p>1725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ocProf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86895" calcext:value-type="float">
            <text:p>868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105000" calcext:value-type="float">
            <text:p>105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25192" calcext:value-type="float">
            <text:p>1251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114330" calcext:value-type="float">
            <text:p>1143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39219" calcext:value-type="float">
            <text:p>139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109305" calcext:value-type="float">
            <text:p>109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119450" calcext:value-type="float">
            <text:p>1194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86023" calcext:value-type="float">
            <text:p>186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66605" calcext:value-type="float">
            <text:p>166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51292" calcext:value-type="float">
            <text:p>1512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03106" calcext:value-type="float">
            <text:p>103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50564" calcext:value-type="float">
            <text:p>1505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101738" calcext:value-type="float">
            <text:p>1017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95329" calcext:value-type="float">
            <text:p>953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tProf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81035" calcext:value-type="float">
            <text:p>81035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alaries.D1:Salaries.D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2:47:18.49063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5T15:43:15.769948220</dc:date>
    <meta:editing-duration>PT11M44S</meta:editing-duration>
    <meta:editing-cycles>2</meta:editing-cycles>
    <meta:generator>LibreOffice/6.0.7.3$Linux_X86_64 LibreOffice_project/00m0$Build-3</meta:generator>
    <meta:document-statistic meta:table-count="1" meta:cell-count="25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9c5c7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52cm" svg:height="7.465cm" xlink:href=".." xlink:type="simple" chart:class="chart:bar" chart:style-name="ch1">
        <chart:title svg:x="0.78cm" svg:y="0.285cm" chart:style-name="ch2">
          <text:p>Salaire moyen par département d'étude</text:p>
        </chart:title>
        <chart:legend chart:legend-position="end" svg:x="7.639cm" svg:y="3.433cm" style:legend-expansion="high" chart:style-name="ch3"/>
        <chart:plot-area chart:style-name="ch4" table:cell-range-address="Salaries.H14:Salaries.I16" chart:data-source-has-labels="both" svg:x="0.189cm" svg:y="1.213cm" svg:width="7.261cm" svg:height="6.103cm">
          <chartooo:coordinate-region svg:x="1.551cm" svg:y="1.213cm" svg:width="5.899cm" svg:height="3.242cm"/>
          <chart:axis chart:dimension="x" chart:name="primary-x" chart:style-name="ch5" chartooo:axis-type="auto">
            <chartooo:date-scale/>
            <chart:categories table:cell-range-address="Salaries.H15:Salaries.H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laries.I15:Salaries.I16" chart:label-cell-address="Salaries.I14:Salaries.I1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aire</text:p>
                <draw:g>
                  <svg:desc>Salaries.I14:Salaries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Dept_Theorie</text:p>
                <draw:g>
                  <svg:desc>Salaries.H15:Salaries.H16</svg:desc>
                </draw:g>
              </table:table-cell>
              <table:table-cell office:value-type="float" office:value="108548.43">
                <text:p>108548.43</text:p>
                <draw:g>
                  <svg:desc>Salaries.I15:Salaries.I16</svg:desc>
                </draw:g>
              </table:table-cell>
            </table:table-row>
            <table:table-row>
              <table:table-cell office:value-type="string">
                <text:p>B_Dept_Application</text:p>
              </table:table-cell>
              <table:table-cell office:value-type="float" office:value="118028.69">
                <text:p>118028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verlap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label-position="bottom"/>
      <style:graphic-properties draw:stroke="none" draw:fill-color="#ed1c24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37b7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61cm" svg:height="7.625cm" xlink:href=".." xlink:type="simple" chart:class="chart:bar" chart:style-name="ch1">
        <chart:title svg:x="2.071cm" svg:y="0.288cm" chart:style-name="ch2">
          <text:p>Répartition des salaires homme/femme</text:p>
        </chart:title>
        <chart:plot-area chart:style-name="ch3" table:cell-range-address="Salaries.H36:Salaries.P38" chart:data-source-has-labels="both" svg:x="0.241cm" svg:y="1.219cm" svg:width="11.579cm" svg:height="6.254cm">
          <chartooo:coordinate-region svg:x="1.603cm" svg:y="1.418cm" svg:width="10.217cm" svg:height="5.01cm"/>
          <chart:axis chart:dimension="x" chart:name="primary-x" chart:style-name="ch4" chartooo:axis-type="auto">
            <chartooo:date-scale/>
            <chart:categories table:cell-range-address="Salaries.I36:Salaries.P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alaries.I38:Salaries.P38" chart:label-cell-address="Salaries.H38:Salaries.H38" chart:class="chart:bar">
            <chart:data-point chart:style-name="ch9"/>
            <chart:data-point chart:style-name="ch10"/>
            <chart:data-point/>
            <chart:data-point chart:style-name="ch10"/>
            <chart:data-point/>
            <chart:data-point chart:style-name="ch10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 Male </text:p>
                <text:list>
                  <text:list-item>
                    <text:p>Prof</text:p>
                  </text:list-item>
                  <text:list-item>
                    <text:p>Male </text:p>
                  </text:list-item>
                </text:list>
                <draw:g>
                  <svg:desc>Salaries.I36:Salaries.P37</svg:desc>
                </draw:g>
              </table:table-cell>
              <table:table-cell office:value-type="string">
                <text:p>Prof 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</table:table-cell>
              <table:table-cell office:value-type="string">
                <text:p>Asst Prof Male </text:p>
                <text:list>
                  <text:list-item>
                    <text:p>Asst Prof</text:p>
                  </text:list-item>
                  <text:list-item>
                    <text:p>Male </text:p>
                  </text:list-item>
                </text:list>
              </table:table-cell>
              <table:table-cell office:value-type="string">
                <text:p>Asst Prof 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</table:table-cell>
              <table:table-cell office:value-type="string">
                <text:p>Assoc Prof Male </text:p>
                <text:list>
                  <text:list-item>
                    <text:p>Assoc Prof</text:p>
                  </text:list-item>
                  <text:list-item>
                    <text:p>Male </text:p>
                  </text:list-item>
                </text:list>
              </table:table-cell>
              <table:table-cell office:value-type="string">
                <text:p>Assoc Prof 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</table:table-cell>
              <table:table-cell office:value-type="string">
                <text:p>Total Male </text:p>
                <text:list>
                  <text:list-item>
                    <text:p>Total</text:p>
                  </text:list-item>
                  <text:list-item>
                    <text:p>Male </text:p>
                  </text:list-item>
                </text:list>
              </table:table-cell>
              <table:table-cell office:value-type="string">
                <text:p>Total 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salaire moyen</text:p>
                <draw:g>
                  <svg:desc>Salaries.H38:Salaries.H38</svg:desc>
                </draw:g>
              </table:table-cell>
              <table:table-cell office:value-type="float" office:value="127120.82">
                <text:p>127120.82</text:p>
                <draw:g>
                  <svg:desc>Salaries.I38:Salaries.P38</svg:desc>
                </draw:g>
              </table:table-cell>
              <table:table-cell office:value-type="float" office:value="121967.61">
                <text:p>121967.61</text:p>
              </table:table-cell>
              <table:table-cell office:value-type="float" office:value="81311.46">
                <text:p>81311.46</text:p>
              </table:table-cell>
              <table:table-cell office:value-type="float" office:value="78049.91">
                <text:p>78049.91</text:p>
              </table:table-cell>
              <table:table-cell office:value-type="float" office:value="94869.7">
                <text:p>94869.7</text:p>
              </table:table-cell>
              <table:table-cell office:value-type="float" office:value="88512.8">
                <text:p>88512.8</text:p>
              </table:table-cell>
              <table:table-cell office:value-type="float" office:value="115090.42">
                <text:p>115090.42</text:p>
              </table:table-cell>
              <table:table-cell office:value-type="float" office:value="101002.41">
                <text:p>101002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4.538cm" svg:y="0.316cm" chart:style-name="ch2">
          <text:p>Salaire en fonction de l'ancienneté</text:p>
        </chart:title>
        <chart:plot-area chart:style-name="ch3" table:cell-range-address="Salaries.H63:Salaries.P64" chart:data-source-has-labels="both" svg:x="0.319cm" svg:y="1.275cm" svg:width="15.353cm" svg:height="7.55cm">
          <chartooo:coordinate-region svg:x="1.681cm" svg:y="1.474cm" svg:width="13.991cm" svg:height="6.704cm"/>
          <chart:axis chart:dimension="x" chart:name="primary-x" chart:style-name="ch4" chartooo:axis-type="auto">
            <chartooo:date-scale/>
            <chart:categories table:cell-range-address="Salaries.I63:Salaries.P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laries.I64:Salaries.P64" chart:label-cell-address="Salaries.H64:Salaries.H6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5</text:p>
                <draw:g>
                  <svg:desc>Salaries.I63:Salaries.P63</svg:desc>
                </draw:g>
              </table:table-cell>
              <table:table-cell office:value-type="string">
                <text:p>5-10</text:p>
              </table:table-cell>
              <table:table-cell office:value-type="string">
                <text:p>10-20</text:p>
              </table:table-cell>
              <table:table-cell office:value-type="string">
                <text:p>20-30</text:p>
              </table:table-cell>
              <table:table-cell office:value-type="string">
                <text:p>30-40</text:p>
              </table:table-cell>
              <table:table-cell office:value-type="string">
                <text:p>40-50</text:p>
              </table:table-cell>
              <table:table-cell office:value-type="string">
                <text:p>50-59</text:p>
              </table:table-cell>
              <table:table-cell office:value-type="string">
                <text:p>60 et +</text:p>
              </table:table-cell>
            </table:table-row>
          </table:table-header-rows>
          <table:table-rows>
            <table:table-row>
              <table:table-cell office:value-type="string">
                <text:p>salaire moyen</text:p>
                <draw:g>
                  <svg:desc>Salaries.H64:Salaries.H64</svg:desc>
                </draw:g>
              </table:table-cell>
              <table:table-cell office:value-type="float" office:value="88909.195">
                <text:p>88909.195</text:p>
                <draw:g>
                  <svg:desc>Salaries.I64:Salaries.P64</svg:desc>
                </draw:g>
              </table:table-cell>
              <table:table-cell office:value-type="float" office:value="105595.47">
                <text:p>105595.47</text:p>
              </table:table-cell>
              <table:table-cell office:value-type="float" office:value="128349.17">
                <text:p>128349.17</text:p>
              </table:table-cell>
              <table:table-cell office:value-type="float" office:value="123059.22">
                <text:p>123059.22</text:p>
              </table:table-cell>
              <table:table-cell office:value-type="float" office:value="121929.8">
                <text:p>121929.8</text:p>
              </table:table-cell>
              <table:table-cell office:value-type="float" office:value="122485.71">
                <text:p>122485.71</text:p>
              </table:table-cell>
              <table:table-cell office:value-type="float" office:value="74880">
                <text:p>74880</text:p>
              </table:table-cell>
              <table:table-cell office:value-type="float" office:value="192253">
                <text:p>192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57cm" svg:height="7.115cm" xlink:href=".." xlink:type="simple" chart:class="chart:bar" chart:style-name="ch1">
        <chart:title svg:x="0.525cm" svg:y="0.278cm" chart:style-name="ch2">
          <text:p>Répartition homme/femme par département d'étude </text:p>
        </chart:title>
        <chart:legend chart:legend-position="end" svg:x="9.564cm" svg:y="3.009cm" style:legend-expansion="high" chart:style-name="ch3"/>
        <chart:plot-area chart:style-name="ch4" table:cell-range-address="Salaries.K14:Salaries.M16" chart:data-source-has-labels="both" svg:x="0.229cm" svg:y="1.199cm" svg:width="9.106cm" svg:height="5.774cm">
          <chartooo:coordinate-region svg:x="1.036cm" svg:y="1.398cm" svg:width="8.299cm" svg:height="4.928cm"/>
          <chart:axis chart:dimension="x" chart:name="primary-x" chart:style-name="ch5" chartooo:axis-type="auto">
            <chartooo:date-scale/>
            <chart:categories table:cell-range-address="Salaries.K15:Salaries.K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laries.L15:Salaries.L16" chart:label-cell-address="Salaries.L14:Salaries.L14" chart:class="chart:bar">
            <chart:data-point chart:repeated="2"/>
          </chart:series>
          <chart:series chart:style-name="ch9" chart:values-cell-range-address="Salaries.M15:Salaries.M16" chart:label-cell-address="Salaries.M14:Salaries.M14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draw:g>
                  <svg:desc>Salaries.L14:Salaries.L14</svg:desc>
                </draw:g>
              </table:table-cell>
              <table:table-cell office:value-type="string">
                <text:p>Female</text:p>
                <draw:g>
                  <svg:desc>Salaries.M14:Salaries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Dept_Theorie</text:p>
                <draw:g>
                  <svg:desc>Salaries.K15:Salaries.K16</svg:desc>
                </draw:g>
              </table:table-cell>
              <table:table-cell office:value-type="float" office:value="163">
                <text:p>163</text:p>
                <draw:g>
                  <svg:desc>Salaries.L15:Salaries.L16</svg:desc>
                </draw:g>
              </table:table-cell>
              <table:table-cell office:value-type="float" office:value="18">
                <text:p>18</text:p>
                <draw:g>
                  <svg:desc>Salaries.M15:Salaries.M16</svg:desc>
                </draw:g>
              </table:table-cell>
            </table:table-row>
            <table:table-row>
              <table:table-cell office:value-type="string">
                <text:p>B_Dept_Application</text:p>
              </table:table-cell>
              <table:table-cell office:value-type="float" office:value="195">
                <text:p>195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4489d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9d85b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2cm" svg:height="7.863cm" xlink:href=".." xlink:type="simple" chart:class="chart:bar" chart:style-name="ch1">
        <chart:title svg:x="3.367cm" svg:y="0.293cm" chart:style-name="ch2">
          <text:p>Répartition de l'effectif</text:p>
        </chart:title>
        <chart:plot-area chart:style-name="ch3" table:cell-range-address="Salaries.H2:Salaries.P4" chart:data-source-has-labels="both" svg:x="0.226cm" svg:y="1.229cm" svg:width="10.868cm" svg:height="6.477cm">
          <chartooo:coordinate-region svg:x="1.033cm" svg:y="1.428cm" svg:width="10.061cm" svg:height="5.233cm"/>
          <chart:axis chart:dimension="x" chart:name="primary-x" chart:style-name="ch4" chartooo:axis-type="auto">
            <chartooo:date-scale/>
            <chart:categories table:cell-range-address="Salaries.I2:Salaries.P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laries.I4:Salaries.P4" chart:label-cell-address="Salaries.H4:Salaries.H4" chart:class="chart:bar">
            <chart:data-point/>
            <chart:data-point chart:style-name="ch8"/>
            <chart:data-point/>
            <chart:data-point chart:style-name="ch8"/>
            <chart:data-point/>
            <chart:data-point chart:style-name="ch8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 Male </text:p>
                <text:list>
                  <text:list-item>
                    <text:p>Prof</text:p>
                  </text:list-item>
                  <text:list-item>
                    <text:p>Male </text:p>
                  </text:list-item>
                </text:list>
                <draw:g>
                  <svg:desc>Salaries.I2:Salaries.P3</svg:desc>
                </draw:g>
              </table:table-cell>
              <table:table-cell office:value-type="string">
                <text:p>Prof 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</table:table-cell>
              <table:table-cell office:value-type="string">
                <text:p>Asst Prof Male </text:p>
                <text:list>
                  <text:list-item>
                    <text:p>Asst Prof</text:p>
                  </text:list-item>
                  <text:list-item>
                    <text:p>Male </text:p>
                  </text:list-item>
                </text:list>
              </table:table-cell>
              <table:table-cell office:value-type="string">
                <text:p>Asst Prof 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</table:table-cell>
              <table:table-cell office:value-type="string">
                <text:p>Assoc Prof Male </text:p>
                <text:list>
                  <text:list-item>
                    <text:p>Assoc Prof</text:p>
                  </text:list-item>
                  <text:list-item>
                    <text:p>Male </text:p>
                  </text:list-item>
                </text:list>
              </table:table-cell>
              <table:table-cell office:value-type="string">
                <text:p>Assoc Prof 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</table:table-cell>
              <table:table-cell office:value-type="string">
                <text:p>Total Male </text:p>
                <text:list>
                  <text:list-item>
                    <text:p>Total</text:p>
                  </text:list-item>
                  <text:list-item>
                    <text:p>Male </text:p>
                  </text:list-item>
                </text:list>
              </table:table-cell>
              <table:table-cell office:value-type="string">
                <text:p>Total 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Effectif</text:p>
                <draw:g>
                  <svg:desc>Salaries.H4:Salaries.H4</svg:desc>
                </draw:g>
              </table:table-cell>
              <table:table-cell office:value-type="float" office:value="248">
                <text:p>248</text:p>
                <draw:g>
                  <svg:desc>Salaries.I4:Salaries.P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358">
                <text:p>358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